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office:value-type="string" calcext:value-type="string">
            <text:p>Async thumbnail loading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00/00/00</text:date>, <text:time style:data-style-name="N2" text:time-value="17:41:57.230764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3-11T17:43:17.167713130</dc:date>
    <meta:editing-duration>PT7H51M27S</meta:editing-duration>
    <meta:editing-cycles>152</meta:editing-cycles>
    <meta:generator>LibreOffice/5.1.0.3$Linux_X86_64 LibreOffice_project/5e3e00a007d9b3b6efb6797a8b8e57b51ab1f737</meta:generator>
    <meta:document-statistic meta:table-count="3" meta:cell-count="464" meta:object-count="0"/>
  </office:meta>
</office:document-meta>
</file>